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5">
      <style:text-properties officeooo:rsid="00139d6a" officeooo:paragraph-rsid="0008a9ad"/>
    </style:style>
    <style:style style:name="P3" style:family="paragraph" style:parent-style-name="Text_20_body" style:list-style-name="L5">
      <style:text-properties officeooo:rsid="0008a9ad" officeooo:paragraph-rsid="0008a9ad"/>
    </style:style>
    <style:style style:name="P4" style:family="paragraph" style:parent-style-name="Text_20_body" style:list-style-name="L5">
      <style:text-properties officeooo:paragraph-rsid="0008a9a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5">
      <style:text-properties officeooo:rsid="00139d6a" officeooo:paragraph-rsid="0008a9ad"/>
    </style:style>
    <style:style style:name="P10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7edb"/>
    </style:style>
    <style:style style:name="T3" style:family="text">
      <style:text-properties officeooo:rsid="0008a9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 d'utilisation CU-UTIL-01 : S'authentifier</text:h>
      <text:h text:style-name="Heading_20_2" text:outline-level="2">Identification</text:h>
      <text:list xml:id="list261521858395574515" text:style-name="L1">
        <text:list-item>
          <text:p text:style-name="P1">Numéro : <text:s/>CU-UTIL-01</text:p>
        </text:list-item>
        <text:list-item>
          <text:p text:style-name="P1">Nom : S'authentifier</text:p>
        </text:list-item>
        <text:list-item>
          <text:p text:style-name="P1">Version : 1.<text:span text:style-name="T2">1</text:span></text:p>
        </text:list-item>
        <text:list-item>
          <text:p text:style-name="P1">Dernière date de modification : <text:span text:style-name="T2">13</text:span>/5/2019</text:p>
        </text:list-item>
        <text:list-item>
          <text:p text:style-name="P1">Auteur : Team WEB</text:p>
        </text:list-item>
      </text:list>
      <text:h text:style-name="Heading_20_2" text:outline-level="2">Acteur principal</text:h>
      <text:p text:style-name="Text_20_body">Un utilisateur</text:p>
      <text:h text:style-name="Heading_20_2" text:outline-level="2">Acteurs secondaires</text:h>
      <text:p text:style-name="Standard">Aucun</text:p>
      <text:h text:style-name="Heading_20_2" text:outline-level="2">Objectifs</text:h>
      <text:p text:style-name="Standard">Tout utilisateur doit s'authentifier pour que le système IntraCF2M lui attribue un ou plusieurs rôles qui lui donneront un ou plusieurs droits et l'accès aux modules applicatifs</text:p>
      <text:h text:style-name="Heading_20_2" text:outline-level="2">Préconditions</text:h>
      <text:list xml:id="list573456465909125811" text:style-name="L2">
        <text:list-item>
          <text:p text:style-name="P5">L'utilisateur est déjà configuré dans le système IntraCF2M</text:p>
        </text:list-item>
        <text:list-item>
          <text:p text:style-name="P5">IntraCF2M affiche la page d'accueil de l'espace public</text:p>
        </text:list-item>
        <text:list-item>
          <text:p text:style-name="P5">L'utilisateur est déconnecté</text:p>
        </text:list-item>
      </text:list>
      <text:h text:style-name="Heading_20_2" text:outline-level="2">Postconditions</text:h>
      <text:list xml:id="list7178218289053230889" text:style-name="L3">
        <text:list-item>
          <text:p text:style-name="P6">L'utilisateur est connecté</text:p>
        </text:list-item>
      </text:list>
      <text:h text:style-name="Heading_20_2" text:outline-level="2">Scénario nominal</text:h>
      <text:list xml:id="list7002080324221331258" text:style-name="L4">
        <text:list-item>
          <text:p text:style-name="P7">L'utilisateur se rend sur la page de login</text:p>
        </text:list-item>
        <text:list-item>
          <text:p text:style-name="P7">IntraCF2M affiche un formulaire permettant de donner son nom d'utilisateur et son mot de passe</text:p>
        </text:list-item>
        <text:list-item>
          <text:p text:style-name="P7">L'utilisateur donne son nom d'utilisateur et son mot de passe et confirme l'envoi du formulaire</text:p>
        </text:list-item>
        <text:list-item>
          <text:p text:style-name="P7">IntraCF2M vérifie les données de connexion</text:p>
        </text:list-item>
        <text:list-item>
          <text:p text:style-name="P7">Le nom d'utilisateur et le mot de passe correspondent, IntraCF2M recherche le(s) rôle(s) de l'utilisateur</text:p>
        </text:list-item>
        <text:list-item>
          <text:p text:style-name="P7">IntraCF2M recherche les modules autorisés pour l'utilisateur</text:p>
        </text:list-item>
        <text:list-item>
          <text:p text:style-name="P7">IntraCF2M redirige l'utilisateur vers la page d'accueil de l'espace privé avec les modules autorisés</text:p>
          <text:p text:style-name="P7">FIN (OK)</text:p>
        </text:list-item>
      </text:list>
      <text:h text:style-name="Heading_20_2" text:outline-level="2"><text:soft-page-break/>Scénarios alternatifs</text:h>
      <text:h text:style-name="P10" text:outline-level="3">Nom d'utilisateur ou Mot de passe invalide</text:h>
      <text:p text:style-name="Text_20_body">5a. Le nom d'utilisateur et le mot de passe ne correspondent pas</text:p>
      <text:p text:style-name="Text_20_body">5a1. IntraCF2M signale l'erreur à l'utilisateur</text:p>
      <text:p text:style-name="Text_20_body">5a2. On reprend à l'étape 2</text:p>
      <text:h text:style-name="P10" text:outline-level="3">Nom d'utilisateur oublié</text:h>
      <text:p text:style-name="Text_20_body"><text:span text:style-name="T2">3a</text:span>. L'utilisateur indique qu'il a oublié son nom d'utilisateur</text:p>
      <text:p text:style-name="Text_20_body"><text:span text:style-name="T2">3a</text:span>1. IntraCF2M demande à l’utilisateur de contacter un administrateur pour récupérer son nom d’utilisateur</text:p>
      <text:p text:style-name="Text_20_body">FIN (Erreur)</text:p>
      <text:h text:style-name="P10" text:outline-level="3">Mot de passe oublié</text:h>
      <text:p text:style-name="Text_20_body"><text:span text:style-name="T2">3b</text:span>. L'utilisateur indique qu'il a oublié son mot de passe</text:p>
      <text:p text:style-name="Text_20_body"><text:span text:style-name="T2">3b</text:span>1. IntraCF2M demande à l’utilisateur d’introduire son nom d’utilisateur et son adresse e-mail pour récupérer son mot de passe</text:p>
      <text:p text:style-name="Text_20_body"><text:span text:style-name="T2">3b</text:span>2. L’utilisateur introduit son nom d’utilisateur et son e-mail</text:p>
      <text:p text:style-name="Text_20_body"><text:span text:style-name="T2">3b</text:span>3. IntraCF2M envoie un e-mail avec le mot de passe (avec un lien ?)</text:p>
      <text:p text:style-name="Text_20_body"><text:span text:style-name="T2">3b</text:span>4. <text:span text:style-name="T1">On reprend à l'étape 2</text:span></text:p>
      <text:h text:style-name="P10" text:outline-level="3">L'utilisateur n'existe pas</text:h>
      <text:p text:style-name="Text_20_body">4a. IntraCF2M ne trouve pas le nom d'utilisateur</text:p>
      <text:p text:style-name="Text_20_body">4a1. IntraCF2M signale l’erreur à l’utilisateur et lui demande de contacter un administrateur pour créer son compte</text:p>
      <text:p text:style-name="Text_20_body">FIN (Erreur)</text:p>
      <text:h text:style-name="Heading_20_2" text:outline-level="2">Exigences supplémentaires</text:h>
      <text:list xml:id="list3711739211889464461" text:style-name="L5">
        <text:list-item>
          <text:p text:style-name="P4"><text:span text:style-name="T3">Le nom d’utilisateur doit être unique et a un format spécifique (règles à définir)</text:span></text:p>
        </text:list-item>
        <text:list-item>
          <text:p text:style-name="P2">Le mot de passe doit être sécurisé (règles à définir)</text:p>
        </text:list-item>
        <text:list-item>
          <text:p text:style-name="P3">Pas de limite du nombre d'essais</text:p>
        </text:list-item>
        <text:list-item>
          <text:p text:style-name="P2">Le mot de passe est sauvegardé avec un cryptage</text:p>
        </text:list-item>
        <text:list-item>
          <text:p text:style-name="P9">(Le lien permettant de réinitialiser le mot de passe a une durée de vie limitée ?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9-04-02T11:09:13.75</meta:creation-date>
    <dc:date>2019-05-14T13:33:52.578000000</dc:date>
    <meta:editing-duration>PT3H13S</meta:editing-duration>
    <meta:editing-cycles>10</meta:editing-cycles>
    <meta:generator>LibreOffice/5.2.6.2$Windows_x86 LibreOffice_project/a3100ed2409ebf1c212f5048fbe377c281438fdc</meta:generator>
    <meta:printed-by>Pierre </meta:printed-by>
    <meta:print-date>2019-05-13T09:59:02.14</meta:print-date>
    <meta:document-statistic meta:table-count="0" meta:image-count="0" meta:object-count="0" meta:page-count="2" meta:paragraph-count="53" meta:word-count="399" meta:character-count="2483" meta:non-whitespace-character-count="2157"/>
  </office:meta>
</office:document-meta>
</file>